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3341CA1519C0B62EABF.png" manifest:media-type="image/png"/>
  <manifest:file-entry manifest:full-path="Pictures/100002010000033200000154FCFA79B961A0736D.png" manifest:media-type="image/png"/>
  <manifest:file-entry manifest:full-path="Pictures/10000000000002EB000001401E1FC999AD193F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officeooo:rsid="001ee1c9" officeooo:paragraph-rsid="001ee1c9"/>
    </style:style>
    <style:style style:name="P13" style:family="paragraph" style:parent-style-name="Standard">
      <style:text-properties fo:language="ru" fo:country="RU" officeooo:rsid="001fbc66" officeooo:paragraph-rsid="001fbc66"/>
    </style:style>
    <style:style style:name="P14" style:family="paragraph" style:parent-style-name="Standard">
      <style:text-properties fo:language="ru" fo:country="RU" officeooo:rsid="001fbc66" officeooo:paragraph-rsid="002b153f"/>
    </style:style>
    <style:style style:name="P15" style:family="paragraph" style:parent-style-name="Standard">
      <style:text-properties fo:language="ru" fo:country="RU" fo:font-weight="normal" officeooo:rsid="002ef736" officeooo:paragraph-rsid="002ef736" style:font-weight-asian="normal" style:font-weight-complex="normal"/>
    </style:style>
    <style:style style:name="P16" style:family="paragraph" style:parent-style-name="Standard">
      <style:text-properties fo:language="ru" fo:country="RU" fo:font-weight="normal" officeooo:rsid="00328eb4" officeooo:paragraph-rsid="00328eb4" style:font-weight-asian="normal" style:font-weight-complex="normal"/>
    </style:style>
    <style:style style:name="P17" style:family="paragraph" style:parent-style-name="Standard">
      <style:text-properties fo:language="ru" fo:country="RU" fo:font-weight="normal" officeooo:rsid="00364432" officeooo:paragraph-rsid="00364432" style:font-weight-asian="normal" style:font-weight-complex="normal"/>
    </style:style>
    <style:style style:name="P18" style:family="paragraph" style:parent-style-name="Standard">
      <style:text-properties fo:language="ru" fo:country="RU" fo:font-weight="normal" officeooo:rsid="00397457" officeooo:paragraph-rsid="00397457" style:font-weight-asian="normal" style:font-weight-complex="normal"/>
    </style:style>
    <style:style style:name="P19" style:family="paragraph" style:parent-style-name="Standard">
      <style:text-properties officeooo:rsid="001fbc66" officeooo:paragraph-rsid="001fbc66"/>
    </style:style>
    <style:style style:name="P20"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21"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22" style:family="paragraph" style:parent-style-name="Standard" style:list-style-name="L2">
      <style:text-properties fo:language="ru" fo:country="RU" officeooo:rsid="001ee1c9" officeooo:paragraph-rsid="001ee1c9"/>
    </style:style>
    <style:style style:name="P23" style:family="paragraph" style:parent-style-name="Standard">
      <style:text-properties fo:language="ru" fo:country="RU" fo:font-weight="normal" officeooo:rsid="00406ca0" officeooo:paragraph-rsid="00406ca0" style:font-weight-asian="normal" style:font-weight-complex="normal"/>
    </style:style>
    <style:style style:name="P24" style:family="paragraph" style:parent-style-name="Standard" style:list-style-name="L3">
      <style:text-properties fo:language="ru" fo:country="RU" fo:font-weight="normal" officeooo:rsid="00406ca0" officeooo:paragraph-rsid="00406ca0" style:font-weight-asian="normal" style:font-weight-complex="normal"/>
    </style:style>
    <style:style style:name="P25" style:family="paragraph" style:parent-style-name="Standard">
      <style:text-properties fo:language="ru" fo:country="RU" fo:font-weight="normal" officeooo:rsid="004535a7" officeooo:paragraph-rsid="004535a7" style:font-weight-asian="normal" style:font-weight-complex="normal"/>
    </style:style>
    <style:style style:name="P26" style:family="paragraph" style:parent-style-name="Standard">
      <style:text-properties fo:language="ru" fo:country="RU" fo:font-weight="normal" officeooo:rsid="00495727" officeooo:paragraph-rsid="00495727" style:font-weight-asian="normal" style:font-weight-complex="normal"/>
    </style:style>
    <style:style style:name="P27" style:family="paragraph" style:parent-style-name="Standard" style:list-style-name="L4">
      <style:text-properties fo:language="ru" fo:country="RU" fo:font-weight="normal" officeooo:rsid="00495727" officeooo:paragraph-rsid="00495727" style:font-weight-asian="normal" style:font-weight-complex="normal"/>
    </style:style>
    <style:style style:name="P28" style:family="paragraph" style:parent-style-name="Standard">
      <style:text-properties fo:language="ru" fo:country="RU" fo:font-weight="normal" officeooo:rsid="0051db9d" officeooo:paragraph-rsid="0051db9d" style:font-weight-asian="normal" style:font-weight-complex="normal"/>
    </style:style>
    <style:style style:name="P29" style:family="paragraph" style:parent-style-name="Standard">
      <style:text-properties fo:language="ru" fo:country="RU" fo:font-weight="normal" officeooo:rsid="00575396" officeooo:paragraph-rsid="00575396" style:font-weight-asian="normal" style:font-weight-complex="normal"/>
    </style:style>
    <style:style style:name="P30" style:family="paragraph" style:parent-style-name="Standard">
      <style:text-properties fo:language="ru" fo:country="RU" fo:font-weight="bold" officeooo:rsid="004535a7" officeooo:paragraph-rsid="004535a7" style:font-weight-asian="bold" style:font-weight-complex="bold"/>
    </style:style>
    <style:style style:name="P31" style:family="paragraph" style:parent-style-name="Standard">
      <style:text-properties fo:language="ru" fo:country="RU" fo:font-weight="bold" officeooo:rsid="0051db9d" officeooo:paragraph-rsid="0051db9d" style:font-weight-asian="bold" style:font-weight-complex="bold"/>
    </style:style>
    <style:style style:name="P32"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34"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35" style:family="paragraph" style:parent-style-name="Standard">
      <style:text-properties fo:language="ru" fo:country="RU" fo:font-style="italic" fo:font-weight="bold" officeooo:rsid="0059249e" officeooo:paragraph-rsid="005b6b1e" style:font-style-asian="italic" style:font-weight-asian="bold" style:font-style-complex="italic" style:font-weight-complex="bold"/>
    </style:style>
    <style:style style:name="P36"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39"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4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4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4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43"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44"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4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4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4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48"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49"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50"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51"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52"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53"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54"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55"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56"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57"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58"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59"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60"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61" style:family="paragraph" style:parent-style-name="Figure">
      <style:text-properties officeooo:paragraph-rsid="004302ec"/>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officeooo:rsid="001afa93"/>
    </style:style>
    <style:style style:name="T7" style:family="text">
      <style:text-properties officeooo:rsid="0023caf0"/>
    </style:style>
    <style:style style:name="T8" style:family="text">
      <style:text-properties officeooo:rsid="002ce77d"/>
    </style:style>
    <style:style style:name="T9" style:family="text">
      <style:text-properties officeooo:rsid="00308f6c"/>
    </style:style>
    <style:style style:name="T10" style:family="text">
      <style:text-properties fo:font-style="italic" officeooo:rsid="00308f6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347af2"/>
    </style:style>
    <style:style style:name="T13" style:family="text">
      <style:text-properties text:display="none"/>
    </style:style>
    <style:style style:name="T14" style:family="text">
      <style:text-properties officeooo:rsid="0034eaf8"/>
    </style:style>
    <style:style style:name="T15" style:family="text">
      <style:text-properties officeooo:rsid="00397457"/>
    </style:style>
    <style:style style:name="T16" style:family="text">
      <style:text-properties officeooo:rsid="003a5848"/>
    </style:style>
    <style:style style:name="T17" style:family="text">
      <style:text-properties officeooo:rsid="003b6b02"/>
    </style:style>
    <style:style style:name="T18" style:family="text">
      <style:text-properties officeooo:rsid="003efb42"/>
    </style:style>
    <style:style style:name="T19" style:family="text">
      <style:text-properties officeooo:rsid="004302ec"/>
    </style:style>
    <style:style style:name="T20" style:family="text">
      <style:text-properties fo:font-size="14pt" fo:font-weight="bold" style:font-size-asian="14pt" style:font-weight-asian="bold" style:font-size-complex="14pt" style:font-weight-complex="bold"/>
    </style:style>
    <style:style style:name="T21" style:family="text">
      <style:text-properties officeooo:rsid="004ce1d4"/>
    </style:style>
    <style:style style:name="T22" style:family="text">
      <style:text-properties officeooo:rsid="004ee732"/>
    </style:style>
    <style:style style:name="T23" style:family="text">
      <style:text-properties officeooo:rsid="004ef484"/>
    </style:style>
    <style:style style:name="T24" style:family="text">
      <style:text-properties officeooo:rsid="0052d5f3"/>
    </style:style>
    <style:style style:name="T25" style:family="text">
      <style:text-properties officeooo:rsid="00540cc0"/>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5931ef" style:font-style-asian="normal" style:font-weight-asian="normal" style:font-style-complex="normal" style:font-weight-complex="normal"/>
    </style:style>
    <style:style style:name="T30" style:family="text">
      <style:text-properties fo:font-style="normal" fo:font-weight="normal" officeooo:rsid="005a2586" style:font-style-asian="normal" style:font-weight-asian="normal" style:font-style-complex="normal" style:font-weight-complex="normal"/>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21">Tricks of the Trade</text:p>
        </draw:text-box>
      </draw:frame>
      <draw:frame draw:style-name="fr1" draw:name="Frame6" text:anchor-type="page" text:anchor-page-number="8" svg:x="0.8638in" svg:y="3.8083in" svg:width="0.7902in" draw:z-index="8">
        <draw:text-box fo:min-height="0.7571in">
          <text:p text:style-name="P21">Tricks of the Trade</text:p>
        </draw:text-box>
      </draw:frame>
      <draw:frame draw:style-name="fr1" draw:name="Frame7" text:anchor-type="page" text:anchor-page-number="9" svg:x="0.8327in" svg:y="6.5272in" svg:width="0.7902in" draw:z-index="9">
        <draw:text-box fo:min-height="0.7571in">
          <text:p text:style-name="P21">Tricks of the Trade</text:p>
        </draw:text-box>
      </draw:frame>
      <draw:frame draw:style-name="fr1" draw:name="Frame8" text:anchor-type="page" text:anchor-page-number="9" svg:x="0.8535in" svg:y="7.5689in" svg:width="0.7902in" draw:z-index="10">
        <draw:text-box fo:min-height="0.7571in">
          <text:p text:style-name="P21">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1413198262" text:style-name="L1"><text:list-item><text:p text:style-name="P38">Управление проектом</text:p></text:list-item><text:list-item><text:p text:style-name="P40">Определение проекта</text:p></text:list-item><text:list-item><text:p text:style-name="P41">Команда проекта</text:p></text:list-item><text:list-item><text:p text:style-name="P41">Команда управления проектом</text:p></text:list-item><text:list-item><text:p text:style-name="P41">Заинтересованная сторона</text:p></text:list-item><text:list-item><text:p text:style-name="P41">Управление заинтересованными сторонами</text:p></text:list-item><text:list-item><text:p text:style-name="P42">Руководство </text:p></text:list-item><text:list-item><text:p text:style-name="P43">Офис управления проектами(PMO)</text:p><text:list><text:list-item><text:p text:style-name="P48">Поддерживающий</text:p></text:list-item><text:list-item><text:p text:style-name="P50">Контролирующий</text:p></text:list-item><text:list-item><text:p text:style-name="P50">Управляющий</text:p></text:list-item></text:list></text:list-item><text:list-item><text:p text:style-name="P44">Организационное управление проектом</text:p></text:list-item><text:list-item><text:p text:style-name="P45">Организационноая структура</text:p><text:list><text:list-item><text:p text:style-name="P52">Матричная</text:p><text:list><text:list-item><text:p text:style-name="P54">Сильная </text:p></text:list-item><text:list-item><text:p text:style-name="P55">Слабая</text:p></text:list-item><text:list-item><text:p text:style-name="P55">Сбалансированная</text:p></text:list-item></text:list></text:list-item><text:list-item><text:p text:style-name="P52">Функцональная</text:p></text:list-item><text:list-item><text:p text:style-name="P53">Проектно-ориентированная</text:p><text:p text:style-name="P53"/></text:list-item></text:list></text:list-item><text:list-item><text:p text:style-name="P39">Project expediter</text:p></text:list-item><text:list-item><text:p text:style-name="P46">Project coordinator</text:p></text:list-item><text:list-item><text:p text:style-name="P46">Факторы среды предприятия</text:p></text:list-item><text:list-item><text:p text:style-name="P46">Активы процессов предприятия</text:p><text:list><text:list-item><text:p text:style-name="P49">Процессы, политики, процедуры</text:p></text:list-item><text:list-item><text:p text:style-name="P51">Историческая информация</text:p></text:list-item><text:list-item><text:p text:style-name="P51">Извлеченные уроки</text:p></text:list-item></text:list></text:list-item><text:list-item><text:p text:style-name="P46">Журнал допущений</text:p></text:list-item><text:list-item><text:p text:style-name="P46">Допущения</text:p></text:list-item><text:list-item><text:p text:style-name="P46">Ограничения</text:p></text:list-item><text:list-item><text:p text:style-name="P46">Данные об исполнении работ, информация и отчеты</text:p></text:list-item><text:list-item><text:p text:style-name="P46">Operational work</text:p></text:list-item><text:list-item><text:p text:style-name="P47">Управление программой</text:p></text:list-item><text:list-item><text:p text:style-name="P47">Управление портфелем</text:p></text:list-item><text:list-item><text:p text:style-name="P47">Экспертное суждение</text:p></text:list-item><text:list-item><text:p text:style-name="P47">Встречи</text:p></text:list-item></text:list><text:p text:style-name="P20"/><text:p text:style-name="P20"/><text:p text:style-name="P20"/></draw:text-box></draw:frame><text:tab/>Это очень важная глава. Да, мы могли бы сказать это о каждой главе этой книги, так как все они добавят вам понимания <text:s/><text:span text:style-name="T6">в </text:span>управлени<text:span text:style-name="T6">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2"><text:tab/>На экзамене предполагается, что проект имеет следующие характеристики:</text:p>
      <text:list xml:id="list1916005258" text:style-name="L2">
        <text:list-item>
          <text:p text:style-name="P22">Это временная деятельность <text:s/>, обладающая <text:s/>началом и концом.</text:p>
        </text:list-item>
        <text:list-item>
          <text:p text:style-name="P22">Проект создает уникальный продукт, услугу или результат.</text:p>
        </text:list-item>
      </text:list>
      <text:p text:style-name="P19"><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3"><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3"><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3"><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3"><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7">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3"><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3"><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3"><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3"><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3"><text:tab/></text:p>
      <text:p text:style-name="P6">Почему Существуют Проекты</text:p>
      <text:p text:style-name="P14"><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4"><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4"><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8">результы</text:span> проектной работы могли быть <text:span text:style-name="T8">использованы</text:span> в организаци<text:span text:style-name="T8">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8">полученные </text:span>преимущества.</text:p>
      <text:p text:style-name="P14"><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4"><text:tab/></text:p>
      <text:p text:style-name="P7">Управление</text:p>
      <text:p text:style-name="P15"><text:tab/>Управление организацией<text:span text:style-name="T9">(</text:span><text:span text:style-name="T10">Organizational governance</text:span><text:span text:style-name="T9">)</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9">уникальна</text:span>, и управление призвано поддерживать конкретную культуру и атрибуты организации.</text:p>
      <text:p text:style-name="P15"><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5"/>
      <text:p text:style-name="P8">Что такое управление портфелем?(стр.15)</text:p>
      <text:p text:style-name="P16"><text:tab/>Портфель включает в себя программы, отдельные проекты и другую связанную с ними оперативную работу, которые <text:s/>приор<text:span text:style-name="T12">етизируются </text:span><text:s/>и реализуются для достижения конкретной стратегической бизнес-цели (см. <text:span text:style-name="T12">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12">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6"><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1E1FC999AD193F54.png" xlink:type="simple" xlink:show="embed" xlink:actuate="onLoad" loext:mime-type="image/png"/><svg:title>Рисунок 2.1</svg:title><svg:desc>Рисунок 2.1</svg:desc></draw:frame><text:span text:style-name="T13"><text:line-break/></text:span>Figure <text:span text:style-name="T14">2.1</text:span>: Управление портфелем</text:p></draw:text-box></draw:frame><text:soft-page-break/></text:p>
      <text:p text:style-name="P16"/>
      <text:p text:style-name="P9">Что такое управление программами? <text:span text:style-name="T16">Стр. 14</text:span></text:p>
      <text:p text:style-name="P17"><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7"><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FCFA79B961A0736D.png" xlink:type="simple" xlink:show="embed" xlink:actuate="onLoad" loext:mime-type="image/png"/></draw:frame><text:span text:style-name="T13"><text:line-break/></text:span>Figure <text:span text:style-name="T15">2.2</text:span>: Управление программой</text:p></draw:text-box></draw:frame></text:p>
      <text:p text:style-name="P17"/>
      <text:p text:style-name="P17"/>
      <text:p text:style-name="P10"><text:soft-page-break/>Что такое управление проектами? Почему это так важно? <text:span text:style-name="T16">Стр. 10</text:span></text:p>
      <text:p text:style-name="P18"><text:tab/>Управление проектами - это одновременно и <text:span text:style-name="T17">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18"><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18"><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18"><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18">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18"/>
      <text:p text:style-name="P11">Что такое Организационное управлением проектами? (OPM) стр.16</text:p>
      <text:p text:style-name="P23"><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3"/>
      <text:p text:style-name="P23"><draw:frame draw:style-name="fr4" draw:name="Frame5" text:anchor-type="paragraph" svg:width="6.0752in" draw:z-index="6"><draw:text-box fo:min-height="6.8339in"><text:p text:style-name="P61"><draw:frame draw:style-name="fr6" draw:name="Image3" text:anchor-type="as-char" svg:width="6.0752in" style:rel-width="100%" svg:height="6.8339in" style:rel-height="scale" draw:z-index="7"><draw:image xlink:href="Pictures/10000201000002D9000003341CA1519C0B62EABF.png" xlink:type="simple" xlink:show="embed" xlink:actuate="onLoad" loext:mime-type="image/png"/></draw:frame><text:span text:style-name="T13"><text:line-break/></text:span>Figure <text:span text:style-name="T19">2.3</text:span>: Организационное управление проектом</text:p></draw:text-box></draw:frame><text:soft-page-break/></text:p>
      <text:p text:style-name="P23">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3"/>
      <text:p text:style-name="P30">Офис управления проектами. Стр 48</text:p>
      <text:p text:style-name="P25"><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1777700259" text:style-name="L3">
        <text:list-item>
          <text:p text:style-name="P24"><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24"><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24"><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3"/>
      <text:p text:style-name="P26">Офис управления проектами может:</text:p>
      <text:list xml:id="list245423632" text:style-name="L4">
        <text:list-item>
          <text:p text:style-name="P27">Управлять взаимосвязями между проектами, программами и портфелями.</text:p>
        </text:list-item>
        <text:list-item>
          <text:p text:style-name="P27">Интегрировать информацию по всем проектам для оценки того, достигает ли организация своих стратегических целей.</text:p>
        </text:list-item>
        <text:list-item>
          <text:p text:style-name="P27">Помогать в предоставлении ресурсов.</text:p>
        </text:list-item>
        <text:list-item>
          <text:p text:style-name="P27">При необходимости рекомендовать прекращение проектов.</text:p>
        </text:list-item>
        <text:list-item>
          <text:p text:style-name="P27">Контролировать соблюдение организационных процессов.</text:p>
        </text:list-item>
        <text:list-item>
          <text:p text:style-name="P27">Помогать собирать извлеченные уроки в хранилище и предоставлять их в распоряжение других проектов.</text:p>
        </text:list-item>
        <text:list-item>
          <text:p text:style-name="P27">Предоставлять шаблоны для документов, таких как иерархические структуры работ(WBS) или планы управления коммуникациями.</text:p>
        </text:list-item>
        <text:list-item>
          <text:p text:style-name="P27">Обеспечивать руководство и управление проектами.</text:p>
        </text:list-item>
        <text:list-item>
          <text:p text:style-name="P27"><text:span text:style-name="T22">Координировать</text:span> коммуникации по проектам.</text:p>
        </text:list-item>
        <text:list-item>
          <text:p text:style-name="P27">Быть более активно вовлеченным во время инициирования проекта, чем позже в проекте.</text:p>
        </text:list-item>
        <text:list-item>
          <text:p text:style-name="P27">Быть представленным в Совете по контролю за изменениями.</text:p>
        </text:list-item>
        <text:list-item>
          <text:p text:style-name="P27">Быть заинтересованной стороной.</text:p>
        </text:list-item>
        <text:list-item>
          <text:p text:style-name="P27">Приоритезировать проекты.</text:p>
        </text:list-item>
      </text:list>
      <text:p text:style-name="P26"/>
      <text:p text:style-name="P26"><text:span text:style-name="T20">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3"/>
      <table:table table:name="Table1" table:style-name="Table1">
        <table:table-column table:style-name="Table1.A" table:number-columns-repeated="2"/>
        <table:table-row>
          <table:table-cell table:style-name="Table1.A1" office:value-type="string">
            <text:p text:style-name="P56">Описание</text:p>
          </table:table-cell>
          <table:table-cell table:style-name="Table1.B1" office:value-type="string">
            <text:p text:style-name="P56">Тип PMO</text:p>
          </table:table-cell>
        </table:table-row>
        <table:table-row>
          <table:table-cell table:style-name="Table1.A2" office:value-type="string">
            <text:p text:style-name="Table_20_Contents">Управл<text:span text:style-name="T21">яет</text:span> всеми проектами в организации</text:p>
          </table:table-cell>
          <table:table-cell table:style-name="Table1.B2" office:value-type="string">
            <text:p text:style-name="P57">У <text:span text:style-name="T23">(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58">К</text:p>
          </table:table-cell>
        </table:table-row>
        <table:table-row>
          <table:table-cell table:style-name="Table1.A2" office:value-type="string">
            <text:p text:style-name="Table_20_Contents">Координирует все проекты в рамках <text:soft-page-break/>организации</text:p>
          </table:table-cell>
          <table:table-cell table:style-name="Table1.B2" office:value-type="string">
            <text:p text:style-name="P59">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59">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59">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59">У<text:span text:style-name="T23">(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59">У</text:p>
          </table:table-cell>
        </table:table-row>
      </table:table>
      <text:p text:style-name="P23"/>
      <text:p text:style-name="P23"/>
      <text:p text:style-name="P23">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3"/>
      <text:p text:style-name="P31">Организационная структура. Стр 45</text:p>
      <text:p text:style-name="P28"><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24">з</text:span>делениях и в разных странах. Лучшие руководители проектов ищут эти взаимодействия и управляют ими в интересах проекта и организации.</text:p>
      <text:p text:style-name="P28"><text:tab/>То как организована компания, <text:s/>явл<text:span text:style-name="T25">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8"><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8"><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9"><text:span text:style-name="T11">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9"/>
      <text:p text:style-name="P32"><text:soft-page-break/>Проектно ориентированная: <text:span text:style-name="T28">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2"><text:span text:style-name="T28"/></text:p>
      <text:p text:style-name="P33">Матричная:<text:span text:style-name="T28">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29">:</text:span><text:span text:style-name="T28">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3"><text:span text:style-name="T28"><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span></text:p>
      <text:p text:style-name="P33"><text:span text:style-name="T28"><text:tab/>Как указывалось в </text:span><text:span text:style-name="T30">ранее</text:span><text:span text:style-name="T28">, роль руководителей проектов в слабой матрице или в функциональной организации может быть одной из следующих:</text:span></text:p>
      <text:list xml:id="list2959463772" text:style-name="L5">
        <text:list-item>
          <text:p text:style-name="P34">Экспедитор проекта.<text:span text:style-name="T28">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34">Координатор проекта.<text:span text:style-name="T28">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3"><text:span text:style-name="T28"/></text:p>
      <text:p text:style-name="P35"><text:span text:style-name="T28">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span></text:p>
      <text:p text:style-name="P35"><text:span text:style-name="T28"/></text:p>
      <text:p text:style-name="P35"><text:span text:style-name="T28"/></text:p>
      <text:p text:style-name="P35"><text:span text:style-name="T28">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span></text:p>
      <text:p text:style-name="P35"><text:span text:style-name="T28"/></text:p>
      <text:p text:style-name="P36">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6-04T23:42:39.374461742</dc:date>
    <meta:editing-duration>P4DT6H22M16S</meta:editing-duration>
    <meta:editing-cycles>52</meta:editing-cycles>
    <meta:document-statistic meta:table-count="1" meta:image-count="3" meta:object-count="0" meta:page-count="9" meta:paragraph-count="137" meta:word-count="2981" meta:character-count="22742" meta:non-whitespace-character-count="19901"/>
  </office:meta>
</office:document-meta>
</file>